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71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86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57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/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 Narrow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 Narrow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1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6.162cm" svg:height="3.063cm" svg:x="1.082cm" svg:y="0.608cm">
          <draw:text-box>
            <text:p text:style-name="P1"><text:span text:style-name="T1">HYMN #507</text:span></text:p>
            <text:p text:style-name="P1"><text:span text:style-name="T2">“</text:span><text:span text:style-name="T2">Holy, Holy, Holy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4" draw:layer="layout" svg:width="26.162cm" svg:height="7.011cm" svg:x="1.016cm" svg:y="0.508cm">
          <draw:text-box>
            <text:p text:style-name="P1"><text:span text:style-name="T3">1.</text:span><text:span text:style-name="T4"> Holy, holy, holy!</text:span></text:p>
            <text:p text:style-name="P1"><text:span text:style-name="T4">Lord God Almighty!</text:span><text:span text:style-name="T4"><text:line-break/></text:span><text:span text:style-name="T4">Early in the morning</text:span></text:p>
            <text:p text:style-name="P1"><text:span text:style-name="T4">our song shall rise to The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4" draw:layer="layout" svg:width="24.638cm" svg:height="7.011cm" svg:x="1.798cm" svg:y="0.808cm">
          <draw:text-box>
            <text:p text:style-name="P1"><text:span text:style-name="T4">Holy, holy, holy,</text:span></text:p>
            <text:p text:style-name="P1"><text:span text:style-name="T4">merciful and mighty!</text:span><text:span text:style-name="T4"><text:line-break/></text:span><text:span text:style-name="T4">God in three persons,</text:span></text:p>
            <text:p text:style-name="P1"><text:span text:style-name="T4">blessèd Trinity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4" draw:text-style-name="P6" draw:layer="layout" svg:width="25.291cm" svg:height="7.961cm" svg:x="1.379cm" svg:y="0.929cm">
          <draw:text-box>
            <text:p text:style-name="P5"><text:span text:style-name="T5">2.</text:span><text:span text:style-name="T6"> </text:span><text:span text:style-name="T7">Holy, holy, holy!</text:span></text:p>
            <text:p text:style-name="P5"><text:span text:style-name="T7">All the saints adore Thee,</text:span><text:span text:style-name="T7"><text:line-break/></text:span><text:span text:style-name="T7">Casting down their golden crowns around the glassy sea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4" draw:text-style-name="P6" draw:layer="layout" svg:width="24.275cm" svg:height="7.961cm" svg:x="2.032cm" svg:y="0.929cm">
          <draw:text-box>
            <text:p text:style-name="P5"><text:span text:style-name="T7">Cherubim and seraphim</text:span></text:p>
            <text:p text:style-name="P5"><text:span text:style-name="T7">falling down before Thee,</text:span><text:span text:style-name="T7"><text:line-break/></text:span><text:span text:style-name="T7">Which wert and art</text:span></text:p>
            <text:p text:style-name="P5"><text:span text:style-name="T7">and evermore shalt b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5" draw:text-style-name="P7" draw:layer="layout" svg:width="24.896cm" svg:height="7.62cm" svg:x="1.52cm" svg:y="0.762cm">
          <draw:text-box>
            <text:p text:style-name="P5"><text:span text:style-name="T8">3.</text:span><text:span text:style-name="T7"> Holy, holy, holy!</text:span></text:p>
            <text:p text:style-name="P5"><text:span text:style-name="T7">Though the darkness hide Thee,</text:span><text:span text:style-name="T7"><text:line-break/></text:span><text:span text:style-name="T7">Though the eye of sinful man</text:span></text:p>
            <text:p text:style-name="P5"><text:span text:style-name="T7">Thy glory may not se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6" draw:text-style-name="P7" draw:layer="layout" svg:width="24.384cm" svg:height="7.116cm" svg:x="1.778cm" svg:y="0.762cm">
          <draw:text-box>
            <text:p text:style-name="P5"><text:span text:style-name="T7">Only Thou art holy;</text:span></text:p>
            <text:p text:style-name="P5"><text:span text:style-name="T7">there is none beside Thee,</text:span></text:p>
            <text:p text:style-name="P5"><text:span text:style-name="T7">Perfect in pow’r,</text:span></text:p>
            <text:p text:style-name="P5"><text:span text:style-name="T7">in love, and purit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7" draw:text-style-name="P7" draw:layer="layout" svg:width="24.896cm" svg:height="7.821cm" svg:x="1.524cm" svg:y="0.815cm">
          <draw:text-box>
            <text:p text:style-name="P5"><text:span text:style-name="T7">4. Holy, holy, holy!</text:span></text:p>
            <text:p text:style-name="P5"><text:span text:style-name="T7">Lord God Almighty!</text:span><text:span text:style-name="T7"><text:line-break/></text:span><text:span text:style-name="T7">All Thy works shall praise Thy name</text:span></text:p>
            <text:p text:style-name="P5"><text:span text:style-name="T7">in earth and sky and sea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5" draw:text-style-name="P7" draw:layer="layout" svg:width="24.388cm" svg:height="7.62cm" svg:x="1.732cm" svg:y="1.107cm">
          <draw:text-box>
            <text:p text:style-name="P5"><text:span text:style-name="T7">Holy, holy, holy,</text:span></text:p>
            <text:p text:style-name="P5"><text:span text:style-name="T7">merciful and mighty!</text:span><text:span text:style-name="T7"><text:line-break/></text:span><text:span text:style-name="T7">God in three persons,</text:span></text:p>
            <text:p text:style-name="P5"><text:span text:style-name="T7">blessèd Trinity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3T10:26:43.650000000</meta:creation-date>
    <dc:title>Hymn template</dc:title>
    <meta:editing-duration>PT20M13S</meta:editing-duration>
    <meta:editing-cycles>9</meta:editing-cycles>
    <meta:generator>LibreOffice/6.1.3.2$Windows_X86_64 LibreOffice_project/86daf60bf00efa86ad547e59e09d6bb77c699acb</meta:generator>
    <meta:initial-creator>Arthur Hoch</meta:initial-creator>
    <dc:date>2019-01-19T20:34:28.071000000</dc:date>
    <meta:document-statistic meta:object-count="60"/>
    <meta:template xlink:type="simple" xlink:actuate="onRequest" xlink:title="Hymn template" xlink:href="../../AppData/Roaming/LibreOffice/4/user/template/Worship%20Templsates/Hymn%20template.otp" meta:date="2015-02-23T10:26:43.354000000"/>
  </office:meta>
</office:document-meta>
</file>